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entury Schoolbook L" svg:font-family="'Century Schoolbook L'"/>
    <style:font-face style:name="OpenSymbol" svg:font-family="OpenSymbol"/>
    <style:font-face style:name="DejaVu Sans Mono" svg:font-family="'DejaVu Sans Mono'" style:font-family-generic="modern" style:font-pitch="fixed"/>
    <style:font-face style:name="Arial1" svg:font-family="Arial"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7.5in" table:align="margins"/>
    </style:style>
    <style:style style:name="Table7.A" style:family="table-column">
      <style:table-column-properties style:column-width="3.75in" style:rel-column-width="32767*"/>
    </style:style>
    <style:style style:name="Table7.B" style:family="table-column">
      <style:table-column-properties style:column-width="3.7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306in" fo:margin-left="0in" table:align="left"/>
    </style:style>
    <style:style style:name="Table8.A" style:family="table-column">
      <style:table-column-properties style:column-width="5.4583in"/>
    </style:style>
    <style:style style:name="Table8.B" style:family="table-column">
      <style:table-column-properties style:column-width="1.472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5.8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771in"/>
    </style:style>
    <style:style style:name="Table2.B" style:family="table-column">
      <style:table-column-properties style:column-width="4.625in"/>
    </style:style>
    <style:style style:name="Table2.C" style:family="table-column">
      <style:table-column-properties style:column-width="1.6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4382in" table:align="left"/>
    </style:style>
    <style:style style:name="Table3.A" style:family="table-column">
      <style:table-column-properties style:column-width="1.6229in"/>
    </style:style>
    <style:style style:name="Table3.B" style:family="table-column">
      <style:table-column-properties style:column-width="4.3785in"/>
    </style:style>
    <style:style style:name="Table3.C" style:family="table-column">
      <style:table-column-properties style:column-width="1.436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7.4382in" table:align="left"/>
    </style:style>
    <style:style style:name="Table4.A" style:family="table-column">
      <style:table-column-properties style:column-width="1.25in"/>
    </style:style>
    <style:style style:name="Table4.B" style:family="table-column">
      <style:table-column-properties style:column-width="4.1229in"/>
    </style:style>
    <style:style style:name="Table4.C" style:family="table-column">
      <style:table-column-properties style:column-width="2.065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7.5in" table:align="margins"/>
    </style:style>
    <style:style style:name="Table5.A" style:family="table-column">
      <style:table-column-properties style:column-width="1.5521in" style:rel-column-width="13562*"/>
    </style:style>
    <style:style style:name="Table5.B" style:family="table-column">
      <style:table-column-properties style:column-width="4.2632in" style:rel-column-width="37251*"/>
    </style:style>
    <style:style style:name="Table5.C" style:family="table-column">
      <style:table-column-properties style:column-width="1.6847in" style:rel-column-width="1472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7.5in" table:align="margins"/>
    </style:style>
    <style:style style:name="Table6.A" style:family="table-column">
      <style:table-column-properties style:column-width="2.0208in" style:rel-column-width="17658*"/>
    </style:style>
    <style:style style:name="Table6.B" style:family="table-column">
      <style:table-column-properties style:column-width="3.8563in" style:rel-column-width="33695*"/>
    </style:style>
    <style:style style:name="Table6.C" style:family="table-column">
      <style:table-column-properties style:column-width="1.6229in" style:rel-column-width="14182*"/>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5" style:family="table-row">
      <style:table-row-properties style:min-row-height="0.2993in"/>
    </style:style>
    <style:style style:name="Table9" style:family="table">
      <style:table-properties style:width="7.5in" table:align="margins"/>
    </style:style>
    <style:style style:name="Table9.A" style:family="table-column">
      <style:table-column-properties style:column-width="1.4986in" style:rel-column-width="13094*"/>
    </style:style>
    <style:style style:name="Table9.B" style:family="table-column">
      <style:table-column-properties style:column-width="4.5028in" style:rel-column-width="39345*"/>
    </style:style>
    <style:style style:name="Table9.C" style:family="table-column">
      <style:table-column-properties style:column-width="1.4986in" style:rel-column-width="13096*"/>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7.5in" table:align="margins"/>
    </style:style>
    <style:style style:name="Table10.A" style:family="table-column">
      <style:table-column-properties style:column-width="1.4986in" style:rel-column-width="13094*"/>
    </style:style>
    <style:style style:name="Table10.B" style:family="table-column">
      <style:table-column-properties style:column-width="4.6271in" style:rel-column-width="40431*"/>
    </style:style>
    <style:style style:name="Table10.C" style:family="table-column">
      <style:table-column-properties style:column-width="1.3743in" style:rel-column-width="12010*"/>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1"/>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text-properties style:font-name="Arial1"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center" style:justify-single-word="false"/>
      <style:text-properties style:font-name="Arial1" style:text-underline-style="solid" style:text-underline-width="auto" style:text-underline-color="font-color" fo:font-weight="bold" officeooo:rsid="000ed458" officeooo:paragraph-rsid="000ed458" style:font-weight-asian="bold" style:font-weight-complex="bold"/>
    </style:style>
    <style:style style:name="P5" style:family="paragraph" style:parent-style-name="Text_20_body">
      <style:paragraph-properties fo:text-align="center" style:justify-single-word="false"/>
      <style:text-properties style:font-name="Arial1"/>
    </style:style>
    <style:style style:name="P6" style:family="paragraph" style:parent-style-name="Text_20_body">
      <style:text-properties style:font-name="Arial1" officeooo:rsid="00130448" officeooo:paragraph-rsid="00130448"/>
    </style:style>
    <style:style style:name="P7" style:family="paragraph" style:parent-style-name="Text_20_body">
      <style:text-properties style:font-name="Arial1" officeooo:rsid="0013b35a" officeooo:paragraph-rsid="0013b35a"/>
    </style:style>
    <style:style style:name="P8" style:family="paragraph" style:parent-style-name="Text_20_body">
      <style:text-properties officeooo:rsid="000d888c" officeooo:paragraph-rsid="000fef1f"/>
    </style:style>
    <style:style style:name="P9" style:family="paragraph" style:parent-style-name="Table_20_Contents">
      <style:text-properties style:font-name="Arial1"/>
    </style:style>
    <style:style style:name="P10" style:family="paragraph" style:parent-style-name="Table_20_Contents">
      <style:paragraph-properties fo:text-align="center" style:justify-single-word="false"/>
      <style:text-properties style:font-name="Arial1" style:text-underline-style="solid" style:text-underline-width="auto" style:text-underline-color="font-color" fo:font-weight="bold" style:font-weight-asian="bold" style:font-weight-complex="bold"/>
    </style:style>
    <style:style style:name="P11" style:family="paragraph" style:parent-style-name="Table_20_Contents">
      <style:paragraph-properties fo:text-align="center" style:justify-single-word="false"/>
      <style:text-properties style:font-name="Arial1" style:text-underline-style="solid" style:text-underline-width="auto" style:text-underline-color="font-color" fo:font-weight="bold" officeooo:rsid="00124f05" officeooo:paragraph-rsid="00124f05" style:font-weight-asian="bold" style:font-weight-complex="bold"/>
    </style:style>
    <style:style style:name="P12" style:family="paragraph" style:parent-style-name="Table_20_Contents">
      <style:paragraph-properties fo:text-align="center" style:justify-single-word="false"/>
      <style:text-properties style:font-name="Arial1" style:text-underline-style="solid" style:text-underline-width="auto" style:text-underline-color="font-color" fo:font-weight="bold" officeooo:rsid="0013b35a" officeooo:paragraph-rsid="0013b35a" style:font-weight-asian="bold" style:font-weight-complex="bold"/>
    </style:style>
    <style:style style:name="P13" style:family="paragraph" style:parent-style-name="Table_20_Contents">
      <style:paragraph-properties fo:text-align="center" style:justify-single-word="false"/>
      <style:text-properties style:font-name="Arial1"/>
    </style:style>
    <style:style style:name="P14" style:family="paragraph" style:parent-style-name="Table_20_Contents">
      <style:text-properties style:font-name="Arial1" officeooo:rsid="00124f05" officeooo:paragraph-rsid="00124f05"/>
    </style:style>
    <style:style style:name="P15" style:family="paragraph" style:parent-style-name="Preformatted_20_Text">
      <style:text-properties style:font-name="Arial1" fo:font-size="12pt" style:font-size-asian="12pt" style:font-size-complex="12pt"/>
    </style:style>
    <style:style style:name="P16" style:family="paragraph" style:parent-style-name="Preformatted_20_Text">
      <style:paragraph-properties fo:margin-top="0in" fo:margin-bottom="0.1965in" style:contextual-spacing="false"/>
      <style:text-properties style:font-name="Arial1"/>
    </style:style>
    <style:style style:name="P17" style:family="paragraph" style:parent-style-name="Text_20_body" style:list-style-name="L1">
      <style:text-properties style:font-name="Arial1"/>
    </style:style>
    <style:style style:name="P18" style:family="paragraph" style:parent-style-name="Text_20_body" style:list-style-name="L1">
      <style:text-properties style:font-name="Arial1" officeooo:rsid="000c2da2" officeooo:paragraph-rsid="000c2da2"/>
    </style:style>
    <style:style style:name="P19" style:family="paragraph" style:parent-style-name="Text_20_body" style:list-style-name="L2">
      <style:text-properties style:font-name="Arial1"/>
    </style:style>
    <style:style style:name="P20" style:family="paragraph" style:parent-style-name="Text_20_body" style:list-style-name="">
      <style:text-properties style:font-name="Arial1" officeooo:rsid="0011d93a" officeooo:paragraph-rsid="0011d93a"/>
    </style:style>
    <style:style style:name="P21" style:family="paragraph" style:parent-style-name="Text_20_body" style:list-style-name="">
      <style:text-properties style:font-name="Arial1" officeooo:rsid="00124f05" officeooo:paragraph-rsid="00124f05"/>
    </style:style>
    <style:style style:name="P22" style:family="paragraph" style:parent-style-name="Text_20_body" style:list-style-name="">
      <style:text-properties style:font-name="Arial1" officeooo:rsid="00124f05" officeooo:paragraph-rsid="0013b35a"/>
    </style:style>
    <style:style style:name="P23" style:family="paragraph" style:parent-style-name="Text_20_body" style:list-style-name="">
      <style:text-properties style:font-name="Arial1" officeooo:rsid="0013b35a" officeooo:paragraph-rsid="0013b35a"/>
    </style:style>
    <style:style style:name="P24" style:family="paragraph" style:parent-style-name="Text_20_body" style:list-style-name="">
      <style:text-properties officeooo:paragraph-rsid="0013b35a"/>
    </style:style>
    <style:style style:name="P25" style:family="paragraph" style:parent-style-name="Heading_20_3">
      <style:text-properties style:font-name="Arial1"/>
    </style:style>
    <style:style style:name="P26" style:family="paragraph" style:parent-style-name="Heading_20_3" style:list-style-name="">
      <style:text-properties style:font-name="Arial1"/>
    </style:style>
    <style:style style:name="P27" style:family="paragraph" style:parent-style-name="Heading_20_3">
      <style:paragraph-properties fo:break-before="page"/>
      <style:text-properties style:font-name="Arial1"/>
    </style:style>
    <style:style style:name="P28" style:family="paragraph" style:parent-style-name="Heading_20_3" style:list-style-name="">
      <style:paragraph-properties fo:break-before="page"/>
      <style:text-properties officeooo:rsid="0011d93a" officeooo:paragraph-rsid="0011d93a"/>
    </style:style>
    <style:style style:name="P29" style:family="paragraph" style:parent-style-name="Heading_20_3">
      <style:paragraph-properties fo:break-before="page"/>
      <style:text-properties officeooo:rsid="0011d93a" officeooo:paragraph-rsid="0011d93a"/>
    </style:style>
    <style:style style:name="P30" style:family="paragraph" style:parent-style-name="Heading_20_4">
      <style:text-properties officeooo:paragraph-rsid="000fef1f"/>
    </style:style>
    <style:style style:name="P31" style:family="paragraph" style:parent-style-name="Heading_20_4">
      <style:text-properties style:font-name="Arial1"/>
    </style:style>
    <style:style style:name="P32" style:family="paragraph" style:parent-style-name="Heading_20_4" style:list-style-name="">
      <style:text-properties style:font-name="Arial1"/>
    </style:style>
    <style:style style:name="P33" style:family="paragraph" style:parent-style-name="Heading_20_4">
      <style:paragraph-properties fo:break-before="page"/>
      <style:text-properties style:font-name="Arial1"/>
    </style:style>
    <style:style style:name="P34" style:family="paragraph" style:parent-style-name="Heading_20_2">
      <style:text-properties style:font-name="Arial1"/>
    </style:style>
    <style:style style:name="P35" style:family="paragraph" style:parent-style-name="Heading_20_2" style:list-style-name="">
      <style:text-properties style:font-name="Arial1"/>
    </style:style>
    <style:style style:name="P36" style:family="paragraph" style:parent-style-name="Heading_20_2">
      <style:paragraph-properties fo:break-before="page"/>
      <style:text-properties style:font-name="Arial1"/>
    </style:style>
    <style:style style:name="P37" style:family="paragraph" style:parent-style-name="Heading_20_1">
      <style:text-properties style:font-name="Arial1"/>
    </style:style>
    <style:style style:name="T1" style:family="text">
      <style:text-properties officeooo:rsid="000c2da2"/>
    </style:style>
    <style:style style:name="T2" style:family="text">
      <style:text-properties style:font-name="Arial1"/>
    </style:style>
    <style:style style:name="T3" style:family="text">
      <style:text-properties style:font-name="Arial1" officeooo:rsid="000ed458"/>
    </style:style>
    <style:style style:name="T4" style:family="text">
      <style:text-properties officeooo:rsid="000ed458"/>
    </style:style>
    <style:style style:name="T5" style:family="text">
      <style:text-properties officeooo:rsid="000fef1f"/>
    </style:style>
    <style:style style:name="T6" style:family="text">
      <style:text-properties officeooo:rsid="0011d93a"/>
    </style:style>
    <style:style style:name="T7" style:family="text">
      <style:text-properties officeooo:rsid="00124f05"/>
    </style:style>
    <style:style style:name="T8" style:family="text">
      <style:text-properties officeooo:rsid="0013b35a"/>
    </style:style>
    <style:style style:name="T9" style:family="text">
      <style:text-properties officeooo:rsid="001549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MbrDB Installation Guide – <text:span text:style-name="T9">Sept 21, 2014</text:span></text:h>
      <text:p text:style-name="P1"/>
      <text:p text:style-name="P1">The following are the various configuration variables available to customize MbrDB to fit a specific organization.</text:p>
      <text:p text:style-name="P1"/>
      <text:p text:style-name="P1">The questions and information should be completed and updated in the system prior to official roll-out.</text:p>
      <text:h text:style-name="P34" text:outline-level="2">Test and Training Users</text:h>
      <text:p text:style-name="P2">The MbrDB system utilizes 4 categories of users to provide optimal use of the system while providing <text:span text:style-name="T1">security and </text:span>accountability. <text:s/>The following are the user levels available:</text:p>
      <text:list xml:id="list4471513777495752011" text:style-name="L1">
        <text:list-item>
          <text:p text:style-name="P17">Administrator – this is an administrative user who is responsible for the overall operation of the system as well as to maintain the integrity of the database. Routine maintenance includes database backup, system table maintenance and user registration. <text:s/>All available functionality provided to other user levels are available to this user.</text:p>
        </text:list-item>
        <text:list-item>
          <text:p text:style-name="P17"><text:span text:style-name="T1">EDI User</text:span> – this is a user who is authorized to perform research and fund development activities. <text:s/>The user is provided with two extra menu items that allow the development user to make notes and perform follow up solicitations. <text:s/>(NOTE: this functionality requires extensive development under the direction of a professional Fund Development person.)</text:p>
        </text:list-item>
        <text:list-item>
          <text:p text:style-name="P17">User – the normal user is provided the functions needed to create and update membership information on the database. <text:s/>This includes the introduction of new member records, new funding records, new correspondence records and the ability to initiate renewal reminders to 'expired' memberships.</text:p>
        </text:list-item>
        <text:list-item>
          <text:p text:style-name="P18">Vol. User – this user security level is used by the volunteer interface to the membership database to manage those classified as volunteers. <text:s/>This includes time entry for volnteer service and bulk email services to various email distribution lists.</text:p>
        </text:list-item>
        <text:list-item>
          <text:p text:style-name="P18">Vol Administration – administrative security level for the volunteer interface that provides the ability to enter new members/volunteers, create new distribution lists and perform other administrative tasks.</text:p>
        </text:list-item>
      </text:list>
      <text:p text:style-name="P2">Special logins are provided to allow access to a 'test' database for testing and educational purposes. <text:s/>Successful login will allow each user level to be examined. <text:s/>The default password is 'raptor'. <text:s/>Changes are made to the test data which can be easily restored whenever deemed necessary. <text:s/></text:p>
      <text:p text:style-name="P2">These logins are:</text:p>
      <table:table table:name="Table7" table:style-name="Table7">
        <table:table-column table:style-name="Table7.A"/>
        <table:table-column table:style-name="Table7.B"/>
        <table:table-row>
          <table:table-cell table:style-name="Table7.A1" office:value-type="string">
            <text:p text:style-name="P10">User ID</text:p>
          </table:table-cell>
          <table:table-cell table:style-name="Table7.B1" office:value-type="string">
            <text:p text:style-name="P10">Role</text:p>
          </table:table-cell>
        </table:table-row>
        <table:table-row>
          <table:table-cell table:style-name="Table7.A2" office:value-type="string">
            <text:p text:style-name="Table_20_Contents"><text:a xlink:type="simple" xlink:href="mailto:demouser@mrdemo.com"><text:span text:style-name="T2">demouser@mbrdemo.com</text:span></text:a></text:p>
          </table:table-cell>
          <table:table-cell table:style-name="Table7.B2" office:value-type="string">
            <text:p text:style-name="P9">user</text:p>
          </table:table-cell>
        </table:table-row>
        <table:table-row>
          <table:table-cell table:style-name="Table7.A2" office:value-type="string">
            <text:p text:style-name="Table_20_Contents"><text:a xlink:type="simple" xlink:href="mailto:demosuperuser@mbrdemo.com"><text:span text:style-name="T2">demosuperuser@mbrdemo.com</text:span></text:a></text:p>
          </table:table-cell>
          <table:table-cell table:style-name="Table7.B2" office:value-type="string">
            <text:p text:style-name="P9">administrator</text:p>
          </table:table-cell>
        </table:table-row>
        <table:table-row>
          <table:table-cell table:style-name="Table7.A2" office:value-type="string">
            <text:p text:style-name="Table_20_Contents"><text:a xlink:type="simple" xlink:href="mailto:demoediuser@mbrdemo.com"><text:span text:style-name="T2">demoediuser@mbrdemo.com</text:span></text:a></text:p>
          </table:table-cell>
          <table:table-cell table:style-name="Table7.B2" office:value-type="string">
            <text:p text:style-name="P9">Member development user</text:p>
          </table:table-cell>
        </table:table-row>
        <table:table-row>
          <table:table-cell table:style-name="Table7.A2" office:value-type="string">
            <text:p text:style-name="Table_20_Contents"><text:a xlink:type="simple" xlink:href="mailto:demovoladmin@mbrdemo.com"><text:span text:style-name="T2">demovoladmin@mbrdemo.com</text:span></text:a></text:p>
          </table:table-cell>
          <table:table-cell table:style-name="Table7.B2" office:value-type="string">
            <text:p text:style-name="P9">Volunter admin user</text:p>
          </table:table-cell>
        </table:table-row>
        <table:table-row>
          <table:table-cell table:style-name="Table7.A2" office:value-type="string">
            <text:p text:style-name="Table_20_Contents"><text:a xlink:type="simple" xlink:href="mailto:demovoluser@mbrdemo.com"><text:span text:style-name="T2">demovoluser@mbrdemo.com</text:span></text:a></text:p>
          </table:table-cell>
          <table:table-cell table:style-name="Table7.B2" office:value-type="string">
            <text:p text:style-name="P9">Volunteer user</text:p>
          </table:table-cell>
        </table:table-row>
      </table:table>
      <text:h text:style-name="P25" text:outline-level="3">Authorized Users</text:h>
      <text:p text:style-name="P2">Initial user identification and passwords must be defined for those that are intended to use the system. </text:p>
      <text:p text:style-name="P2"><text:soft-page-break/>The user id's listed will be registered with an initial password of 'raptor'. <text:s/>Each user is encouraged to change their password during their initial session.</text:p>
      <text:p text:style-name="P2"/>
      <table:table table:name="Table8" table:style-name="Table8">
        <table:table-column table:style-name="Table8.A"/>
        <table:table-column table:style-name="Table8.B"/>
        <table:table-row>
          <table:table-cell table:style-name="Table8.A1" office:value-type="string">
            <text:p text:style-name="P10">User ID</text:p>
          </table:table-cell>
          <table:table-cell table:style-name="Table8.B1" office:value-type="string">
            <text:p text:style-name="P10">Role</text:p>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row>
          <table:table-cell table:style-name="Table8.A2" office:value-type="string">
            <text:p text:style-name="P9"/>
          </table:table-cell>
          <table:table-cell table:style-name="Table8.B2" office:value-type="string">
            <text:p text:style-name="P9"/>
          </table:table-cell>
        </table:table-row>
      </table:table>
      <text:p text:style-name="P2"/>
      <text:p text:style-name="P2">Roles available:</text:p>
      <text:list xml:id="list689310527841153506" text:style-name="L2">
        <text:list-item>
          <text:p text:style-name="P19">user</text:p>
        </text:list-item>
        <text:list-item>
          <text:p text:style-name="P19">admin</text:p>
        </text:list-item>
        <text:list-item>
          <text:p text:style-name="P19">ediuser</text:p>
        </text:list-item>
        <text:list-item>
          <text:p text:style-name="P19">voladmin</text:p>
        </text:list-item>
        <text:list-item>
          <text:p text:style-name="P19">voluser</text:p>
        </text:list-item>
      </text:list>
      <text:h text:style-name="P36" text:outline-level="2">Period Length Definitions</text:h>
      <text:p text:style-name="P2">The following definitions need to be reviewed and modified if the system default is not appropriate.</text:p>
      <text:h text:style-name="Heading_20_4" text:outline-level="4">Membership Expiration Period</text:h>
      <text:p text:style-name="P2">This is the number of elapsed months before a membership is considered to be expired. <text:s text:c="2"/>After this period the member becomes listed as an 'Expired Member' <text:span text:style-name="T5">and is eligible to be sent expirationn reminder notices</text:span>. (System Default: 11 months)</text:p>
      <text:h text:style-name="P30" text:outline-level="4">Expiration Notification Period</text:h>
      <text:p text:style-name="P8"><text:span text:style-name="T2">The number of elapsed days between an MCID </text:span><text:span text:style-name="T3">being sent an expiration notice and until it reappears on the expiration listing. (System Default: 30 days)</text:span></text:p>
      <text:h text:style-name="P30" text:outline-level="4">Inactive Member Period</text:h>
      <text:p text:style-name="P2">The number of elapsed days from the 'Inactive Date' on a member record after which the member record and all associated funding and correspondence records may be deleted. (System Default: 90 days)</text:p>
      <text:h text:style-name="Heading_20_4" text:outline-level="4">System Log Expiration Period</text:h>
      <text:p text:style-name="P2">The number of elapsed days used to determine if log entries may be deleted. (System Default: 10 days)</text:p>
      <text:h text:style-name="P35" text:outline-level="2"/>
      <text:h text:style-name="P36" text:outline-level="2">Configuration Parameters</text:h>
      <text:p text:style-name="P2">The following parameters are primarily used as reporting points in the system. <text:s/>The more detailed these definitions and relationships are the better information can be presented in the reports provided.</text:p>
      <text:h text:style-name="P31" text:outline-level="4">Membership Types</text:h>
      <text:p text:style-name="P2">These types are presented in a drop down selection box on the main membership <text:span text:style-name="T4">information </text:span><text:s/>form. <text:s/><text:span text:style-name="T6">These are NOT configurable. <text:s/></text:span>There are 4 member status choices:</text:p>
      <table:table table:name="Table1" table:style-name="Table1">
        <table:table-column table:style-name="Table1.A"/>
        <table:table-column table:style-name="Table1.B"/>
        <table:table-row>
          <table:table-cell table:style-name="Table1.A1" office:value-type="string">
            <text:p text:style-name="P4">Status</text:p>
          </table:table-cell>
          <table:table-cell table:style-name="Table1.B1" office:value-type="string">
            <text:p text:style-name="P3">Definition</text:p>
          </table:table-cell>
        </table:table-row>
        <table:table-row>
          <table:table-cell table:style-name="Table1.A2" office:value-type="string">
            <text:p text:style-name="P5">0 </text:p>
          </table:table-cell>
          <table:table-cell table:style-name="Table1.B2" office:value-type="string">
            <text:p text:style-name="P2">Contact: <text:s/>individuals or organizations who are not official supporters of the organization by whom are noted for potential support recruitment.</text:p>
          </table:table-cell>
        </table:table-row>
        <table:table-row>
          <table:table-cell table:style-name="Table1.A2" office:value-type="string">
            <text:p text:style-name="P5">1</text:p>
          </table:table-cell>
          <table:table-cell table:style-name="Table1.B2" office:value-type="string">
            <text:p text:style-name="P2">Member: registered financial supporter <text:span text:style-name="T4">with the expectations of membership.</text:span></text:p>
          </table:table-cell>
        </table:table-row>
        <table:table-row>
          <table:table-cell table:style-name="Table1.A2" office:value-type="string">
            <text:p text:style-name="P5">2</text:p>
          </table:table-cell>
          <table:table-cell table:style-name="Table1.B2" office:value-type="string">
            <text:p text:style-name="P2">Volunteer: registered <text:span text:style-name="T4">Member that also </text:span>provid<text:span text:style-name="T4">es volunteer </text:span>services</text:p>
          </table:table-cell>
        </table:table-row>
        <table:table-row>
          <table:table-cell table:style-name="Table1.A2" office:value-type="string">
            <text:p text:style-name="P5">3</text:p>
          </table:table-cell>
          <table:table-cell table:style-name="Table1.B2" office:value-type="string">
            <text:p text:style-name="P2">Donor: periodic financial supporter from an institution, organization, trust, business or agency <text:span text:style-name="T4">with no expectation of membership</text:span>. <text:s/></text:p>
          </table:table-cell>
        </table:table-row>
      </table:table>
      <text:p text:style-name="P2"/>
      <text:p text:style-name="P2">Usually, the Member Type will further define the Member Status. <text:s/>By default, the Member Type is cross validated with the status to enforce the defined relationships. <text:s/>This is done by coding the 'Status' code at the start of the Type definition. <text:s/>The system defaults are:</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10">Status</text:p>
          </table:table-cell>
          <table:table-cell table:style-name="Table2.A1" office:value-type="string">
            <text:p text:style-name="P3">Type (Default definitions that are configurable)</text:p>
          </table:table-cell>
          <table:table-cell table:style-name="Table2.C1" office:value-type="string">
            <text:p text:style-name="P3">Type Code</text:p>
          </table:table-cell>
        </table:table-row>
        <table:table-row>
          <table:table-cell table:style-name="Table2.A2" office:value-type="string">
            <text:p text:style-name="P13">0</text:p>
          </table:table-cell>
          <table:table-cell table:style-name="Table2.A2" office:value-type="string">
            <text:p text:style-name="P2">Rescuer (not a transporter)</text:p>
            <text:p text:style-name="P2">Proposed Member</text:p>
          </table:table-cell>
          <table:table-cell table:style-name="Table2.C2" office:value-type="string">
            <text:p text:style-name="P2">0-Rescuer</text:p>
            <text:p text:style-name="P2">0-Proposed</text:p>
          </table:table-cell>
        </table:table-row>
        <table:table-row>
          <table:table-cell table:style-name="Table2.A2" office:value-type="string">
            <text:p text:style-name="P13">1</text:p>
          </table:table-cell>
          <table:table-cell table:style-name="Table2.A2" office:value-type="string">
            <text:p text:style-name="P2">Individual or Family membership </text:p>
            <text:p text:style-name="P2">Sr-Student Member </text:p>
            <text:p text:style-name="P2">Lifetime Member (granted by Board of Directors)</text:p>
            <text:p text:style-name="P2">Subscriber (contributions paid monthly)</text:p>
          </table:table-cell>
          <table:table-cell table:style-name="Table2.C2" office:value-type="string">
            <text:p text:style-name="P2">1-IndorFamily</text:p>
            <text:p text:style-name="P2">1-Sr-Student</text:p>
            <text:p text:style-name="P2">1-LIFETIME</text:p>
            <text:p text:style-name="P2">1-Subscriber</text:p>
          </table:table-cell>
        </table:table-row>
        <table:table-row>
          <table:table-cell table:style-name="Table2.A2" office:value-type="string">
            <text:p text:style-name="P13">2</text:p>
          </table:table-cell>
          <table:table-cell table:style-name="Table2.A2" office:value-type="string">
            <text:p text:style-name="P2">Volunteer</text:p>
            <text:p text:style-name="P6">Volunteer Subscriber (contributions paid monthly)</text:p>
            <text:p text:style-name="P6">Volunteer and Lifetime Mbr (granted by Board of Directors)</text:p>
          </table:table-cell>
          <table:table-cell table:style-name="Table2.C2" office:value-type="string">
            <text:p text:style-name="P2">2-Volunteer</text:p>
            <text:p text:style-name="P6">2-VolSubscr</text:p>
            <text:p text:style-name="P6">2-VolLifeTime:</text:p>
          </table:table-cell>
        </table:table-row>
        <table:table-row>
          <table:table-cell table:style-name="Table2.A2" office:value-type="string">
            <text:p text:style-name="P13">3</text:p>
          </table:table-cell>
          <table:table-cell table:style-name="Table2.A2" office:value-type="string">
            <text:p text:style-name="P2">Affiliate organization</text:p>
            <text:p text:style-name="P2">Public or Private Company</text:p>
            <text:p text:style-name="P2">For-profit or non-profit Organizational entity</text:p>
            <text:p text:style-name="P2">Government Agency</text:p>
            <text:p text:style-name="P2">Private Business</text:p>
            <text:p text:style-name="P2"><text:soft-page-break/>Veterinarian</text:p>
          </table:table-cell>
          <table:table-cell table:style-name="Table2.C2" office:value-type="string">
            <text:p text:style-name="P2">3-Affiliate</text:p>
            <text:p text:style-name="P2">3-Company</text:p>
            <text:p text:style-name="P2">3-Org</text:p>
            <text:p text:style-name="P2">3-Agency</text:p>
            <text:p text:style-name="P2">3-Business</text:p>
            <text:p text:style-name="P2"><text:soft-page-break/>3-Vet</text:p>
          </table:table-cell>
        </table:table-row>
      </table:table>
      <text:p text:style-name="P2"/>
      <text:p text:style-name="P2">Reports are created that will use these definitions to provide specific information regarding funding sources.</text:p>
      <text:h text:style-name="P33" text:outline-level="4">Funding Purposes</text:h>
      <text:p text:style-name="P2">This field is found on the funding record and is the primary reporting point regarding the <text:s/>source of funds being received from the membership records. <text:s/>The 'Purpose' should be considered the very highest of the reporting categories. <text:s/>The define the gross categories of what the funding provided is to be used for by the organization.</text:p>
      <text:p text:style-name="P2">The default Funding Purposes are:</text:p>
      <table:table table:name="Table3" table:style-name="Table3">
        <table:table-column table:style-name="Table3.A"/>
        <table:table-column table:style-name="Table3.B"/>
        <table:table-column table:style-name="Table3.C"/>
        <table:table-row>
          <table:table-cell table:style-name="Table3.A1" office:value-type="string">
            <text:p text:style-name="P3">Purposes (Default)</text:p>
          </table:table-cell>
          <table:table-cell table:style-name="Table3.A1" office:value-type="string">
            <text:p text:style-name="P3">Definition</text:p>
          </table:table-cell>
          <table:table-cell table:style-name="Table3.C1" office:value-type="string">
            <text:p text:style-name="P3">Purpose Code</text:p>
          </table:table-cell>
        </table:table-row>
        <table:table-row>
          <table:table-cell table:style-name="Table3.A2" office:value-type="string">
            <text:p text:style-name="P2">Dues</text:p>
          </table:table-cell>
          <table:table-cell table:style-name="Table3.A2" office:value-type="string">
            <text:p text:style-name="P2">Payment of annual membership dues</text:p>
          </table:table-cell>
          <table:table-cell table:style-name="Table3.C2" office:value-type="string">
            <text:p text:style-name="P2">Dues</text:p>
          </table:table-cell>
        </table:table-row>
        <table:table-row>
          <table:table-cell table:style-name="Table3.A2" office:value-type="string">
            <text:p text:style-name="P2">Donation</text:p>
          </table:table-cell>
          <table:table-cell table:style-name="Table3.A2" office:value-type="string">
            <text:p text:style-name="P2">Unrestricted funding</text:p>
          </table:table-cell>
          <table:table-cell table:style-name="Table3.C2" office:value-type="string">
            <text:p text:style-name="P2">Donation</text:p>
          </table:table-cell>
        </table:table-row>
        <table:table-row>
          <table:table-cell table:style-name="Table3.A2" office:value-type="string">
            <text:p text:style-name="P2">Directed Donation</text:p>
          </table:table-cell>
          <table:table-cell table:style-name="Table3.A2" office:value-type="string">
            <text:p text:style-name="P2">Restricted funding provided for a specific purpose</text:p>
          </table:table-cell>
          <table:table-cell table:style-name="Table3.C2" office:value-type="string">
            <text:p text:style-name="P2">DirDon</text:p>
          </table:table-cell>
        </table:table-row>
        <table:table-row>
          <table:table-cell table:style-name="Table3.A2" office:value-type="string">
            <text:p text:style-name="P2">In-kind Donation</text:p>
          </table:table-cell>
          <table:table-cell table:style-name="Table3.A2" office:value-type="string">
            <text:p text:style-name="P2">Donation of goods or services of value</text:p>
          </table:table-cell>
          <table:table-cell table:style-name="Table3.C2" office:value-type="string">
            <text:p text:style-name="P2">InkindDon</text:p>
          </table:table-cell>
        </table:table-row>
        <table:table-row>
          <table:table-cell table:style-name="Table3.A2" office:value-type="string">
            <text:p text:style-name="P2">Grant</text:p>
          </table:table-cell>
          <table:table-cell table:style-name="Table3.A2" office:value-type="string">
            <text:p text:style-name="P2">Restricted funding provided for a specific project that will require outcome reporting by the funding agency.</text:p>
          </table:table-cell>
          <table:table-cell table:style-name="Table3.C2" office:value-type="string">
            <text:p text:style-name="P2">Grant</text:p>
          </table:table-cell>
        </table:table-row>
        <table:table-row>
          <table:table-cell table:style-name="Table3.A2" office:value-type="string">
            <text:p text:style-name="P2">Fund Raiser</text:p>
          </table:table-cell>
          <table:table-cell table:style-name="Table3.A2" office:value-type="string">
            <text:p text:style-name="P2">Funding provided during the course of a special event or presentation.</text:p>
          </table:table-cell>
          <table:table-cell table:style-name="Table3.C2" office:value-type="string">
            <text:p text:style-name="P2">FundRaising</text:p>
          </table:table-cell>
        </table:table-row>
        <table:table-row>
          <table:table-cell table:style-name="Table3.A2" office:value-type="string">
            <text:p text:style-name="P2">Program Income</text:p>
          </table:table-cell>
          <table:table-cell table:style-name="Table3.A2" office:value-type="string">
            <text:p text:style-name="P2">Income generated by provision of services by the organization (educational talks, animal exclusion servies, etc.)</text:p>
          </table:table-cell>
          <table:table-cell table:style-name="Table3.C2" office:value-type="string">
            <text:p text:style-name="P2">PrgIncome</text:p>
          </table:table-cell>
        </table:table-row>
      </table:table>
      <text:p text:style-name="P15"/>
      <text:p text:style-name="P15"/>
      <text:h text:style-name="P33" text:outline-level="4">Programs</text:h>
      <text:p text:style-name="P2">These classifications are to be considered as secondary reporting criteria associated with each of the previously defined 'Purposes'. <text:s/>These designations will provide addition reporting details regarding the origin of the funding being provided.</text:p>
      <text:p text:style-name="P2">Default Funding Programs defined with the previously defined associated Purposes are:</text:p>
      <table:table table:name="Table4" table:style-name="Table4">
        <table:table-column table:style-name="Table4.A"/>
        <table:table-column table:style-name="Table4.B"/>
        <table:table-column table:style-name="Table4.C"/>
        <table:table-row>
          <table:table-cell table:style-name="Table4.A1" office:value-type="string">
            <text:p text:style-name="P10">Purpose</text:p>
          </table:table-cell>
          <table:table-cell table:style-name="Table4.A1" office:value-type="string">
            <text:p text:style-name="P10">Program Definition </text:p>
          </table:table-cell>
          <table:table-cell table:style-name="Table4.C1" office:value-type="string">
            <text:p text:style-name="P10">Prog. Code</text:p>
          </table:table-cell>
        </table:table-row>
        <table:table-row>
          <table:table-cell table:style-name="Table4.A2" office:value-type="string">
            <text:p text:style-name="P9">Dues </text:p>
          </table:table-cell>
          <table:table-cell table:style-name="Table4.A2" office:value-type="string">
            <text:p text:style-name="P9">Annual Membership</text:p>
            <text:p text:style-name="P9">Subscribing Membership</text:p>
            <text:p text:style-name="P9">Other Dues</text:p>
          </table:table-cell>
          <table:table-cell table:style-name="Table4.C2" office:value-type="string">
            <text:p text:style-name="P9">Dues-AnnualMbr</text:p>
            <text:p text:style-name="P9">Dues-Subscr</text:p>
            <text:p text:style-name="P9">Dues-Other</text:p>
          </table:table-cell>
        </table:table-row>
        <table:table-row>
          <table:table-cell table:style-name="Table4.A2" office:value-type="string">
            <text:p text:style-name="P9">Donation</text:p>
          </table:table-cell>
          <table:table-cell table:style-name="Table4.A2" office:value-type="string">
            <text:p text:style-name="P9">Unrestricted, unsolicited donation</text:p>
            <text:p text:style-name="P9">Donation given for an 'In Memorandum'</text:p>
            <text:p text:style-name="P9">Donation given for an 'In Honor Of'</text:p>
            <text:p text:style-name="P9">Other Donation</text:p>
          </table:table-cell>
          <table:table-cell table:style-name="Table4.C2" office:value-type="string">
            <text:p text:style-name="P9">Don-UnResDon</text:p>
            <text:p text:style-name="P9">Don-IMO</text:p>
            <text:p text:style-name="P9">Don-IHO</text:p>
            <text:p text:style-name="P9">Don-Other</text:p>
          </table:table-cell>
        </table:table-row>
        <table:table-row>
          <table:table-cell table:style-name="Table4.A2" office:value-type="string">
            <text:p text:style-name="P9">DirDon</text:p>
          </table:table-cell>
          <table:table-cell table:style-name="Table4.A2" office:value-type="string">
            <text:p text:style-name="P9">Directed Donation</text:p>
            <text:p text:style-name="P9">Other-Directed</text:p>
          </table:table-cell>
          <table:table-cell table:style-name="Table4.C2" office:value-type="string">
            <text:p text:style-name="P9">Dir-DirDonFunding</text:p>
            <text:p text:style-name="P9">Dir-Other</text:p>
          </table:table-cell>
        </table:table-row>
        <table:table-row>
          <table:table-cell table:style-name="Table4.A2" office:value-type="string">
            <text:p text:style-name="P9">InkindDon</text:p>
          </table:table-cell>
          <table:table-cell table:style-name="Table4.A2" office:value-type="string">
            <text:p text:style-name="P9">In-kind (Facility)</text:p>
            <text:p text:style-name="P9">In-kind (Food)</text:p>
            <text:p text:style-name="P9">In-kind (Medical)</text:p>
            <text:p text:style-name="P9">Other In-kind</text:p>
          </table:table-cell>
          <table:table-cell table:style-name="Table4.C2" office:value-type="string">
            <text:p text:style-name="P9">Ink-Facility</text:p>
            <text:p text:style-name="P9">Ink-Food</text:p>
            <text:p text:style-name="P9">Ink-Meds</text:p>
            <text:p text:style-name="P9">Ink-Other</text:p>
          </table:table-cell>
        </table:table-row>
        <table:table-row>
          <table:table-cell table:style-name="Table4.A2" office:value-type="string">
            <text:p text:style-name="P9">Grant</text:p>
          </table:table-cell>
          <table:table-cell table:style-name="Table4.A2" office:value-type="string">
            <text:p text:style-name="P9">Grant</text:p>
            <text:p text:style-name="P9">Other Grant</text:p>
          </table:table-cell>
          <table:table-cell table:style-name="Table4.C2" office:value-type="string">
            <text:p text:style-name="P9">Gra-GrantFunding</text:p>
            <text:p text:style-name="P9">Gra-Other</text:p>
          </table:table-cell>
        </table:table-row>
        <table:table-row>
          <table:table-cell table:style-name="Table4.A2" office:value-type="string">
            <text:p text:style-name="P9">FundRaising</text:p>
          </table:table-cell>
          <table:table-cell table:style-name="Table4.A2" office:value-type="string">
            <text:p text:style-name="P9">Event Ticket(s)</text:p>
            <text:p text:style-name="P9">Event Donation</text:p>
            <text:p text:style-name="P9">Appeal letter mailing resulting in a donation</text:p>
            <text:p text:style-name="P9">Fund raising sales</text:p>
            <text:p text:style-name="P9">Other Fund raising</text:p>
          </table:table-cell>
          <table:table-cell table:style-name="Table4.C2" office:value-type="string">
            <text:p text:style-name="P9">Fun-Event</text:p>
            <text:p text:style-name="P9">Fun-Donation</text:p>
            <text:p text:style-name="P9">Fun-Mailing</text:p>
            <text:p text:style-name="P9">Fun-Sales</text:p>
            <text:p text:style-name="P9">Fun-Other</text:p>
          </table:table-cell>
        </table:table-row>
        <table:table-row>
          <table:table-cell table:style-name="Table4.A2" office:value-type="string">
            <text:p text:style-name="P9">PrgIncome</text:p>
          </table:table-cell>
          <table:table-cell table:style-name="Table4.A2" office:value-type="string">
            <text:p text:style-name="P9">Sales</text:p>
            <text:p text:style-name="P9">Educational Presentation</text:p>
            <text:p text:style-name="P9">Exclusion Program</text:p>
            <text:p text:style-name="P9">Equip Deposit</text:p>
            <text:p text:style-name="P9">Other Program Income</text:p>
          </table:table-cell>
          <table:table-cell table:style-name="Table4.C2" office:value-type="string">
            <text:p text:style-name="P9">Prg-Sales</text:p>
            <text:p text:style-name="P9">Prg-EducPres</text:p>
            <text:p text:style-name="P9">Prg-ExclProg</text:p>
            <text:p text:style-name="P9">Prg-Deposit</text:p>
            <text:p text:style-name="P9">Prg-Other</text:p>
          </table:table-cell>
        </table:table-row>
      </table:table>
      <text:p text:style-name="P2"/>
      <text:h text:style-name="P26" text:outline-level="3"/>
      <text:h text:style-name="P27" text:outline-level="3">Campaigns</text:h>
      <text:p text:style-name="P2">These classifications are defined to allow identification of the various outreach and mailing programs used to generate funding for the organization. <text:s/>Campaign names should be created in a 'generic' manner: without any specific date for example. <text:s/>Reports for recurring fund raising events can be created based on dates ranges so defining a campaign name with a date associated is not needed.</text:p>
      <text:p text:style-name="P2">Current Campaigns defined are:</text:p>
      <table:table table:name="Table5" table:style-name="Table5">
        <table:table-column table:style-name="Table5.A"/>
        <table:table-column table:style-name="Table5.B"/>
        <table:table-column table:style-name="Table5.C"/>
        <table:table-row>
          <table:table-cell table:style-name="Table5.A1" office:value-type="string">
            <text:p text:style-name="P10">Campaign</text:p>
          </table:table-cell>
          <table:table-cell table:style-name="Table5.A1" office:value-type="string">
            <text:p text:style-name="P10">Description</text:p>
          </table:table-cell>
          <table:table-cell table:style-name="Table5.C1" office:value-type="string">
            <text:p text:style-name="P10">Campaign Code</text:p>
          </table:table-cell>
        </table:table-row>
        <table:table-row>
          <table:table-cell table:style-name="Table5.A2" office:value-type="string">
            <text:p text:style-name="P9">Mailed Notice</text:p>
          </table:table-cell>
          <table:table-cell table:style-name="Table5.A2" office:value-type="string">
            <text:p text:style-name="P9">Payment made in response to a mailed notice</text:p>
          </table:table-cell>
          <table:table-cell table:style-name="Table5.C2" office:value-type="string">
            <text:p text:style-name="P9">MailedNotice</text:p>
          </table:table-cell>
        </table:table-row>
        <table:table-row>
          <table:table-cell table:style-name="Table5.A2" office:value-type="string">
            <text:p text:style-name="P9">Emailed Notice</text:p>
          </table:table-cell>
          <table:table-cell table:style-name="Table5.A2" office:value-type="string">
            <text:p text:style-name="P9">Payment made in response to an emailed notice</text:p>
          </table:table-cell>
          <table:table-cell table:style-name="Table5.C2" office:value-type="string">
            <text:p text:style-name="P9">EmailedNotice</text:p>
          </table:table-cell>
        </table:table-row>
        <table:table-row>
          <table:table-cell table:style-name="Table5.A2" office:value-type="string">
            <text:p text:style-name="P9">Newsletter</text:p>
          </table:table-cell>
          <table:table-cell table:style-name="Table5.A2" office:value-type="string">
            <text:p text:style-name="P9">Payment prompted from a newsletter</text:p>
          </table:table-cell>
          <table:table-cell table:style-name="Table5.C2" office:value-type="string">
            <text:p text:style-name="P9">Newsletter</text:p>
          </table:table-cell>
        </table:table-row>
        <table:table-row>
          <table:table-cell table:style-name="Table5.A2" office:value-type="string">
            <text:p text:style-name="P9">EOY Appeal</text:p>
          </table:table-cell>
          <table:table-cell table:style-name="Table5.A2" office:value-type="string">
            <text:p text:style-name="P9">Payment prompted by a End of Year Appeal</text:p>
          </table:table-cell>
          <table:table-cell table:style-name="Table5.C2" office:value-type="string">
            <text:p text:style-name="P9">EOYAppeal</text:p>
          </table:table-cell>
        </table:table-row>
        <table:table-row>
          <table:table-cell table:style-name="Table5.A2" office:value-type="string">
            <text:p text:style-name="P9">Fund Our Vet</text:p>
          </table:table-cell>
          <table:table-cell table:style-name="Table5.A2" office:value-type="string">
            <text:p text:style-name="P9">Payment prompted by a Fund Our Vet appeal</text:p>
          </table:table-cell>
          <table:table-cell table:style-name="Table5.C2" office:value-type="string">
            <text:p text:style-name="P9">FundOurVet</text:p>
          </table:table-cell>
        </table:table-row>
        <table:table-row>
          <table:table-cell table:style-name="Table5.A2" office:value-type="string">
            <text:p text:style-name="P9">Media</text:p>
          </table:table-cell>
          <table:table-cell table:style-name="Table5.A2" office:value-type="string">
            <text:p text:style-name="P9">Payment prompted by viewing a media clip</text:p>
          </table:table-cell>
          <table:table-cell table:style-name="Table5.C2" office:value-type="string">
            <text:p text:style-name="P9">Media</text:p>
          </table:table-cell>
        </table:table-row>
        <table:table-row>
          <table:table-cell table:style-name="Table5.A2" office:value-type="string">
            <text:p text:style-name="P9">XmasCard</text:p>
          </table:table-cell>
          <table:table-cell table:style-name="Table5.A2" office:value-type="string">
            <text:p text:style-name="P9">Payment prompted by Xmas card</text:p>
          </table:table-cell>
          <table:table-cell table:style-name="Table5.C2" office:value-type="string">
            <text:p text:style-name="P9">XmasCard</text:p>
          </table:table-cell>
        </table:table-row>
        <table:table-row>
          <table:table-cell table:style-name="Table5.A2" office:value-type="string">
            <text:p text:style-name="P9">Yogathon</text:p>
          </table:table-cell>
          <table:table-cell table:style-name="Table5.A2" office:value-type="string">
            <text:p text:style-name="P9">Payment resulting in YogaThon</text:p>
          </table:table-cell>
          <table:table-cell table:style-name="Table5.C2" office:value-type="string">
            <text:p text:style-name="P9">Yogath</text:p>
          </table:table-cell>
        </table:table-row>
        <table:table-row>
          <table:table-cell table:style-name="Table5.A2" office:value-type="string">
            <text:p text:style-name="P9">WIW</text:p>
          </table:table-cell>
          <table:table-cell table:style-name="Table5.A2" office:value-type="string">
            <text:p text:style-name="P9">Windows Into Wildlife Event</text:p>
          </table:table-cell>
          <table:table-cell table:style-name="Table5.C2" office:value-type="string">
            <text:p text:style-name="P9">WIW</text:p>
          </table:table-cell>
        </table:table-row>
        <table:table-row>
          <table:table-cell table:style-name="Table5.A2" office:value-type="string">
            <text:p text:style-name="P9">FOV</text:p>
          </table:table-cell>
          <table:table-cell table:style-name="Table5.A2" office:value-type="string">
            <text:p text:style-name="P9">Fund Our Vet Appeal Program</text:p>
          </table:table-cell>
          <table:table-cell table:style-name="Table5.C2" office:value-type="string">
            <text:p text:style-name="P9">FOV</text:p>
          </table:table-cell>
        </table:table-row>
        <table:table-row>
          <table:table-cell table:style-name="Table5.A2" office:value-type="string">
            <text:p text:style-name="P9"/>
          </table:table-cell>
          <table:table-cell table:style-name="Table5.A2" office:value-type="string">
            <text:p text:style-name="P9"/>
          </table:table-cell>
          <table:table-cell table:style-name="Table5.C2" office:value-type="string">
            <text:p text:style-name="P9"/>
          </table:table-cell>
        </table:table-row>
        <table:table-row>
          <table:table-cell table:style-name="Table5.A2" office:value-type="string">
            <text:p text:style-name="P9">Other </text:p>
          </table:table-cell>
          <table:table-cell table:style-name="Table5.A2" office:value-type="string">
            <text:p text:style-name="P9">Note of any other campaign</text:p>
          </table:table-cell>
          <table:table-cell table:style-name="Table5.C2" office:value-type="string">
            <text:p text:style-name="P9">Other</text:p>
          </table:table-cell>
        </table:table-row>
        <table:table-row>
          <table:table-cell table:style-name="Table5.A2" office:value-type="string">
            <text:p text:style-name="P9"/>
          </table:table-cell>
          <table:table-cell table:style-name="Table5.A2" office:value-type="string">
            <text:p text:style-name="P9"/>
          </table:table-cell>
          <table:table-cell table:style-name="Table5.C2" office:value-type="string">
            <text:p text:style-name="P9"/>
          </table:table-cell>
        </table:table-row>
      </table:table>
      <text:p text:style-name="P2"/>
      <text:p text:style-name="P2"/>
      <text:p text:style-name="P16"/>
      <text:h text:style-name="P27" text:outline-level="3">Correspondence Types</text:h>
      <text:p text:style-name="P2">This list is the various type of correspondence originated by any outreach effort on the behalf of the organization. <text:s/>Keeping track of the contacts with the membership will allow better relationships to be established and maintained. <text:s/><text:span text:style-name="T6">The 'Type' column provides the contents of the drop down selection lists, the 'Corr. Code' is the database code recorded when that Type is selected and should not contain spaces.</text:span></text:p>
      <text:p text:style-name="P2">Current System Defaults are:</text:p>
      <table:table table:name="Table6" table:style-name="Table6">
        <table:table-column table:style-name="Table6.A"/>
        <table:table-column table:style-name="Table6.B"/>
        <table:table-column table:style-name="Table6.C"/>
        <table:table-row>
          <table:table-cell table:style-name="Table6.A1" office:value-type="string">
            <text:p text:style-name="P10">Type</text:p>
          </table:table-cell>
          <table:table-cell table:style-name="Table6.A1" office:value-type="string">
            <text:p text:style-name="P10">Description</text:p>
          </table:table-cell>
          <table:table-cell table:style-name="Table6.C1" office:value-type="string">
            <text:p text:style-name="P10">Corr. Code</text:p>
          </table:table-cell>
        </table:table-row>
        <table:table-row>
          <table:table-cell table:style-name="Table6.A2" office:value-type="string">
            <text:p text:style-name="P14">Mail Reminder*</text:p>
          </table:table-cell>
          <table:table-cell table:style-name="Table6.A2" office:value-type="string">
            <text:p text:style-name="P9">Reminder mailed by form letter or postcard</text:p>
          </table:table-cell>
          <table:table-cell table:style-name="Table6.C2" office:value-type="string">
            <text:p text:style-name="P9">MailReminder</text:p>
          </table:table-cell>
        </table:table-row>
        <table:table-row>
          <table:table-cell table:style-name="Table6.A2" office:value-type="string">
            <text:p text:style-name="P9">Email Reminder*</text:p>
          </table:table-cell>
          <table:table-cell table:style-name="Table6.A2" office:value-type="string">
            <text:p text:style-name="P9">Reminder emailed</text:p>
          </table:table-cell>
          <table:table-cell table:style-name="Table6.C2" office:value-type="string">
            <text:p text:style-name="P9">EmailReminder</text:p>
          </table:table-cell>
        </table:table-row>
        <table:table-row>
          <table:table-cell table:style-name="Table6.A2" office:value-type="string">
            <text:p text:style-name="P9">Renewal Thank You</text:p>
          </table:table-cell>
          <table:table-cell table:style-name="Table6.A2" office:value-type="string">
            <text:p text:style-name="P9">Email or letter renewal thank you </text:p>
          </table:table-cell>
          <table:table-cell table:style-name="Table6.C2" office:value-type="string">
            <text:p text:style-name="P9">RenewalTY</text:p>
          </table:table-cell>
        </table:table-row>
        <table:table-row table:style-name="Table6.5">
          <table:table-cell table:style-name="Table6.A2" office:value-type="string">
            <text:p text:style-name="P9">Donation Thank You</text:p>
          </table:table-cell>
          <table:table-cell table:style-name="Table6.A2" office:value-type="string">
            <text:p text:style-name="P9">Email or letter donation thank you</text:p>
          </table:table-cell>
          <table:table-cell table:style-name="Table6.C2" office:value-type="string">
            <text:p text:style-name="P9">DonationTY</text:p>
          </table:table-cell>
        </table:table-row>
        <table:table-row>
          <table:table-cell table:style-name="Table6.A2" office:value-type="string">
            <text:p text:style-name="P9">New Member Thank You</text:p>
          </table:table-cell>
          <table:table-cell table:style-name="Table6.A2" office:value-type="string">
            <text:p text:style-name="P9">Email or letter membership thank you</text:p>
          </table:table-cell>
          <table:table-cell table:style-name="Table6.C2" office:value-type="string">
            <text:p text:style-name="P9">NewMemberTY</text:p>
          </table:table-cell>
        </table:table-row>
        <table:table-row>
          <table:table-cell table:style-name="Table6.A2" office:value-type="string">
            <text:p text:style-name="P9">EOY Tax Receipt</text:p>
          </table:table-cell>
          <table:table-cell table:style-name="Table6.A2" office:value-type="string">
            <text:p text:style-name="P9">Email or letter EOY tax receipt </text:p>
          </table:table-cell>
          <table:table-cell table:style-name="Table6.C2" office:value-type="string">
            <text:p text:style-name="P9">EOYTaxRcpt</text:p>
          </table:table-cell>
        </table:table-row>
        <table:table-row>
          <table:table-cell table:style-name="Table6.A2" office:value-type="string">
            <text:p text:style-name="P9">Xmas Card</text:p>
          </table:table-cell>
          <table:table-cell table:style-name="Table6.A2" office:value-type="string">
            <text:p text:style-name="P9">Email or letter Xmas card</text:p>
          </table:table-cell>
          <table:table-cell table:style-name="Table6.C2" office:value-type="string">
            <text:p text:style-name="P9">XmasCard</text:p>
          </table:table-cell>
        </table:table-row>
        <table:table-row>
          <table:table-cell table:style-name="Table6.A2" office:value-type="string">
            <text:p text:style-name="P9">PV Postcard</text:p>
          </table:table-cell>
          <table:table-cell table:style-name="Table6.A2" office:value-type="string">
            <text:p text:style-name="P9">PV postcard sent</text:p>
          </table:table-cell>
          <table:table-cell table:style-name="Table6.C2" office:value-type="string">
            <text:p text:style-name="P9">PVPostcard</text:p>
          </table:table-cell>
        </table:table-row>
        <table:table-row>
          <table:table-cell table:style-name="Table6.A2" office:value-type="string">
            <text:p text:style-name="P9">Tour Invitation</text:p>
          </table:table-cell>
          <table:table-cell table:style-name="Table6.A2" office:value-type="string">
            <text:p text:style-name="P9">Tour invitation sent</text:p>
          </table:table-cell>
          <table:table-cell table:style-name="Table6.C2" office:value-type="string">
            <text:p text:style-name="P9">TourInvite</text:p>
          </table:table-cell>
        </table:table-row>
        <table:table-row>
          <table:table-cell table:style-name="Table6.A2" office:value-type="string">
            <text:p text:style-name="P9">Other</text:p>
          </table:table-cell>
          <table:table-cell table:style-name="Table6.A2" office:value-type="string">
            <text:p text:style-name="P9">Other correspondence type</text:p>
          </table:table-cell>
          <table:table-cell table:style-name="Table6.C2" office:value-type="string">
            <text:p text:style-name="P9">Other </text:p>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9"/>
          </table:table-cell>
          <table:table-cell table:style-name="Table6.A2" office:value-type="string">
            <text:p text:style-name="P9"/>
          </table:table-cell>
          <table:table-cell table:style-name="Table6.C2" office:value-type="string">
            <text:p text:style-name="P9"/>
          </table:table-cell>
        </table:table-row>
      </table:table>
      <text:p text:style-name="P2">*auto generated <text:span text:style-name="T7">by the reminder function and </text:span>can not be removed or changed</text:p>
      <text:h text:style-name="P28" text:outline-level="3">Volunteer <text:span text:style-name="T7">Time </text:span>Categories</text:h>
      <text:h text:style-name="P20" text:outline-level="3">Volunteer <text:span text:style-name="T7">time </text:span>categories are referenced in the volunteer portal of the membership database and are used to classify the type of volunteer effort being provided by the member. <text:s/>These category definitions are utilized by the time entry function <text:span text:style-name="T7">and associated volunteer reports</text:span>.</text:h>
      <text:h text:style-name="P21" text:outline-level="3">The 'Type' column defines the contents of the description in the selection list <text:span text:style-name="T8">displayed when time entry is performed.</text:span> <text:s/>The List Code is the database code used for this list. <text:s/>It must be 3-5 characters and be totally unique <text:span text:style-name="T8">and identifiable with the Name</text:span> from any other list code.</text:h>
      <table:table table:name="Table9" table:style-name="Table9">
        <table:table-column table:style-name="Table9.A"/>
        <table:table-column table:style-name="Table9.B"/>
        <table:table-column table:style-name="Table9.C"/>
        <table:table-row>
          <table:table-cell table:style-name="Table9.A1" office:value-type="string">
            <text:p text:style-name="P12">Name</text:p>
          </table:table-cell>
          <table:table-cell table:style-name="Table9.A1" office:value-type="string">
            <text:p text:style-name="P11">Description</text:p>
          </table:table-cell>
          <table:table-cell table:style-name="Table9.C1" office:value-type="string">
            <text:p text:style-name="P11">Code</text:p>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row>
          <table:table-cell table:style-name="Table9.A2" office:value-type="string">
            <text:p text:style-name="P9"/>
          </table:table-cell>
          <table:table-cell table:style-name="Table9.A2" office:value-type="string">
            <text:p text:style-name="P9"/>
          </table:table-cell>
          <table:table-cell table:style-name="Table9.C2" office:value-type="string">
            <text:p text:style-name="P9"/>
          </table:table-cell>
        </table:table-row>
      </table:table>
      <text:h text:style-name="P20" text:outline-level="3"/>
      <text:h text:style-name="P20" text:outline-level="3"/>
      <text:h text:style-name="P20" text:outline-level="3"/>
      <text:h text:style-name="P29" text:outline-level="3">Volunteer Email Distribution Lists</text:h>
      <text:p text:style-name="P7">This table defines the various distribgtion lists that are to be provided by the Volunteer Email facility to provide communication with volunteer groups. <text:s/>The 'Name' is the name of the list that is <text:span text:style-name="T7">provided in the Member Info Page 'Lists' tab (visible when the Member Type is '2-Volunteer'.) <text:s/></text:span>The List Acronym is the 3-6 character abbreviation used in the database to denote the list for an individual volunteer and should be totally unique and identifiable with the list name.</text:p>
      <text:p text:style-name="P7">The process of sending email messages to these lists is a function of the volunteer portal.</text:p>
      <table:table table:name="Table10" table:style-name="Table10">
        <table:table-column table:style-name="Table10.A"/>
        <table:table-column table:style-name="Table10.B"/>
        <table:table-column table:style-name="Table10.C"/>
        <table:table-row>
          <table:table-cell table:style-name="Table10.A1" office:value-type="string">
            <text:p text:style-name="P12">Name</text:p>
          </table:table-cell>
          <table:table-cell table:style-name="Table10.A1" office:value-type="string">
            <text:p text:style-name="P12">Description</text:p>
          </table:table-cell>
          <table:table-cell table:style-name="Table10.C1" office:value-type="string">
            <text:p text:style-name="P12">List Acronym</text:p>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row>
          <table:table-cell table:style-name="Table10.A2" office:value-type="string">
            <text:p text:style-name="P9"/>
          </table:table-cell>
          <table:table-cell table:style-name="Table10.A2" office:value-type="string">
            <text:p text:style-name="P9"/>
          </table:table-cell>
          <table:table-cell table:style-name="Table10.C2" office:value-type="string">
            <text:p text:style-name="P9"/>
          </table:table-cell>
        </table:table-row>
      </table:table>
      <text:h text:style-name="P22" text:outline-level="3"/>
      <text:h text:style-name="P23" text:outline-level="3"/>
      <text:h text:style-name="P23" text:outline-level="3"/>
      <text:h text:style-name="P23" text:outline-level="3"/>
      <text:h text:style-name="P23" text:outline-level="3"/>
      <text:h text:style-name="P24" text:outline-level="3"/>
      <text:h text:style-name="P36" text:outline-level="2">Reminder Templates</text:h>
      <text:p text:style-name="P2">These templates are used to create the basic body of a message to be sent to a member when their membership has expired. <text:s/>Multiple templates can be defined to support the sending of a series of reminder letters or emails seeking membership renewal.</text:p>
      <text:p text:style-name="P2"/>
      <text:h text:style-name="P25" text:outline-level="3">Form Letter Templates</text:h>
      <text:p text:style-name="P2"/>
      <text:p text:style-name="P2"/>
      <text:p text:style-name="P2"/>
      <text:h text:style-name="P25" text:outline-level="3">E-mail Templates</text:h>
      <text:h text:style-name="P32"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Century Schoolbook L" svg:font-family="'Century Schoolbook L'"/>
    <style:font-face style:name="OpenSymbol" svg:font-family="OpenSymbol"/>
    <style:font-face style:name="DejaVu Sans Mono" svg:font-family="'DejaVu Sans Mono'" style:font-family-generic="modern" style:font-pitch="fixed"/>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Schoolbook L"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entury Schoolbook L" fo:font-family="'Century Schoolbook L'"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style:font-name="Century Schoolbook L" fo:font-family="'Century Schoolbook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entury Schoolbook L" fo:font-family="'Century Schoolbook L'"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David Klinzman</meta:initial-creator>
    <meta:creation-date>2007-12-20T15:39:09</meta:creation-date>
    <dc:creator>Dave Klinzman</dc:creator>
    <dc:date>2014-09-21T15:16:39.798994298</dc:date>
    <dc:language>en-US</dc:language>
    <meta:editing-cycles>33</meta:editing-cycles>
    <meta:editing-duration>PT4H57M41S</meta:editing-duration>
    <meta:document-statistic meta:table-count="10" meta:image-count="0" meta:object-count="0" meta:page-count="12" meta:paragraph-count="280" meta:word-count="1696" meta:character-count="11301" meta:non-whitespace-character-count="9841"/>
    <meta:user-defined meta:name="Info 1"/>
    <meta:user-defined meta:name="Info 2"/>
    <meta:user-defined meta:name="Info 3"/>
    <meta:user-defined meta:name="Info 4"/>
  </office:meta>
</office:document-meta>
</file>